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" style:list-style-name="Список_20_ссылок"/>
    <style:style style:name="P2" style:family="paragraph" style:parent-style-name="Text" style:list-style-name="Список_20_с_20_точками"/>
    <style:style style:name="P3" style:family="paragraph" style:parent-style-name="Text" style:list-style-name="Список_20_ролей"/>
    <style:style style:name="P4" style:family="paragraph" style:parent-style-name="Заголовок2">
      <style:text-properties fo:font-style="normal" style:font-style-asian="normal" style:font-style-complex="normal"/>
    </style:style>
    <style:style style:name="P5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7" style:family="paragraph" style:parent-style-name="Заголовок1">
      <style:paragraph-properties fo:break-before="page"/>
    </style:style>
    <style:style style:name="P8" style:family="paragraph" style:parent-style-name="Титульник_3a_Шапка" style:master-page-name="Титульник">
      <style:paragraph-properties style:page-number="auto"/>
    </style:style>
    <style:style style:name="P9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Содержание_3a_Заголовок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8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0">Содержание</text:p>
          </text:index-title>
          <text:p text:style-name="P9"><text:a xlink:type="simple" xlink:href="#1.Введение|outline" text:style-name="Internet_20_link" text:visited-style-name="Internet_20_link">1. Введение</text:a><text:tab/>3</text:p>
          <text:p text:style-name="P5"><text:a xlink:type="simple" xlink:href="#1.1.Цель|outline" text:style-name="Internet_20_link" text:visited-style-name="Internet_20_link">1.1. Цель</text:a><text:tab/>3</text:p>
          <text:p text:style-name="P5"><text:a xlink:type="simple" xlink:href="#1.2.Область действия|outline" text:style-name="Internet_20_link" text:visited-style-name="Internet_20_link">1.2. Область действия</text:a><text:tab/>3</text:p>
          <text:p text:style-name="P5"><text:a xlink:type="simple" xlink:href="#1.3.Определения и сокращения|outline" text:style-name="Internet_20_link" text:visited-style-name="Internet_20_link">1.3. Определения и сокращения</text:a><text:tab/>3</text:p>
          <text:p text:style-name="P5"><text:a xlink:type="simple" xlink:href="#1.4.Ссылки|outline" text:style-name="Internet_20_link" text:visited-style-name="Internet_20_link">1.4. Ссылки</text:a><text:tab/>3</text:p>
          <text:p text:style-name="P5"><text:a xlink:type="simple" xlink:href="#1.5.Краткое описание|outline" text:style-name="Internet_20_link" text:visited-style-name="Internet_20_link">1.5. Краткое описание</text:a><text:tab/>3</text:p>
          <text:p text:style-name="P9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5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5"><text:a xlink:type="simple" xlink:href="#2.2.Предполагаемое решение|outline" text:style-name="Internet_20_link" text:visited-style-name="Internet_20_link">2.2. Предполагаемое решение</text:a><text:tab/>5</text:p>
          <text:p text:style-name="P9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5</text:p>
          <text:p text:style-name="P5"><text:a xlink:type="simple" xlink:href="#3.1.Роли|outline" text:style-name="Internet_20_link" text:visited-style-name="Internet_20_link">3.1. Роли</text:a><text:tab/>5</text:p>
          <text:p text:style-name="P5"><text:a xlink:type="simple" xlink:href="#3.2.Функциональные требования для роли Администратор|outline" text:style-name="Internet_20_link" text:visited-style-name="Internet_20_link">3.2. Функциональные требования для роли Администратор</text:a><text:tab/>6</text:p>
          <text:p text:style-name="P5"><text:a xlink:type="simple" xlink:href="#3.3.Функциональные требования для роли Игрок|outline" text:style-name="Internet_20_link" text:visited-style-name="Internet_20_link">3.3. Функциональные требования для роли Игрок</text:a><text:tab/>6</text:p>
          <text:p text:style-name="P5"><text:a xlink:type="simple" xlink:href="#3.4.Нефункциональные требования|outline" text:style-name="Internet_20_link" text:visited-style-name="Internet_20_link">3.4. Нефункциональные требования</text:a><text:tab/>6</text:p>
          <text:p text:style-name="P9"><text:a xlink:type="simple" xlink:href="#4.Обзор архитектуры|outline" text:style-name="Internet_20_link" text:visited-style-name="Internet_20_link">4. Обзор архитектуры</text:a><text:tab/>6</text:p>
          <text:p text:style-name="P5"><text:a xlink:type="simple" xlink:href="#4.1.Компонентная модель системы|outline" text:style-name="Internet_20_link" text:visited-style-name="Internet_20_link">4.1. Компонентная модель системы</text:a><text:tab/>6</text:p>
          <text:p text:style-name="P5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6</text:p>
          <text:p text:style-name="P5"><text:a xlink:type="simple" xlink:href="#4.3.Схема развертывания приложения|outline" text:style-name="Internet_20_link" text:visited-style-name="Internet_20_link">4.3. Схема развертывания приложения</text:a><text:tab/>6</text:p>
          <text:p text:style-name="P9"><text:a xlink:type="simple" xlink:href="#5.Допущения и ограничения|outline" text:style-name="Internet_20_link" text:visited-style-name="Internet_20_link">5. Допущения и ограничения</text:a><text:tab/>6</text:p>
          <text:p text:style-name="P9"><text:a xlink:type="simple" xlink:href="#6.Известные проблемы|outline" text:style-name="Internet_20_link" text:visited-style-name="Internet_20_link">6. Известные проблемы</text:a><text:tab/>6</text:p>
          <text:p text:style-name="P5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6</text:p>
        </text:index-body>
      </text:table-of-content>
      <text:h text:style-name="P6" text:outline-level="1"/>
      <text:h text:style-name="P7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Text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Text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4" text:outline-level="2">Определения и сокращения</text:h>
      <text:p text:style-name="Text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</table:table>
      <text:h text:style-name="Заголовок2" text:outline-level="2">Ссылки</text:h>
      <text:p text:style-name="Text">В тексте содержатся ссылки на следующие документы:</text:p>
      <text:list xml:id="list98181882" text:style-name="Список_20_ссылок">
        <text:list-item>
          <text:p text:style-name="P1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Text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Text">Содержание данного документа построено таким образом, чтобы дать ответ на следующие вопросы:</text:p>
      <text:list xml:id="list1198811383" text:style-name="Список_20_с_20_точками">
        <text:list-item>
          <text:p text:style-name="P2">Какие проблемы предметной области должен решать будущий программный продукт</text:p>
        </text:list-item>
        <text:list-item>
          <text:p text:style-name="P2">Посредством какой функциональности системы будут достигнуто решение <text:soft-page-break/>проблем предметной области</text:p>
        </text:list-item>
        <text:list-item>
          <text:p text:style-name="P2">Какова архитектура программного решения</text:p>
        </text:list-item>
      </text:list>
      <text:p text:style-name="Text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Text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Text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p text:style-name="Text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лемы</text:h>
      <text:p text:style-name="Text">Однако у игры «C <text:span text:style-name="T2">Robots</text:span>» был ряд некоторых недостатков:</text:p>
      <text:list xml:id="list2046733325" text:continue-numbering="true" text:style-name="Список_20_с_20_точками">
        <text:list-item>
          <text:p text:style-name="P2"><text:span text:style-name="T5">Неудобство многопользовательской игры</text:span>.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p>
        </text:list-item>
        <text:list-item>
          <text:p text:style-name="P2"><text:span text:style-name="T5">Нарушение приватности.</text:span> Игрокам приходится предоставлять противнику <text:soft-page-break/>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2"><text:span text:style-name="T5">Отсутствует объективный и актуальный рейтинг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Text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Text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Text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Text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Text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Text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.</text:p>
      <text:list xml:id="list1516460655" text:style-name="Список_20_ролей">
        <text:list-item>
          <text:p text:style-name="P3"><text:soft-page-break/>Администратор — <text:s/>обеспечивает порядок и регулирует игровой процесс.</text:p>
        </text:list-item>
        <text:list-item>
          <text:p text:style-name="P3">Игрок — создает контент и взаимодействует с другими игроками, согласно игровому процессу.</text:p>
        </text:list-item>
      </text:list>
      <text:h text:style-name="Заголовок2" text:outline-level="2">Функциональные требования для роли Администратор</text:h>
      <text:h text:style-name="Заголовок2" text:outline-level="2">Функциональные требования для роли Игрок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Text" style:family="paragraph" style:parent-style-name="Основной" style:class="extra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Text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Text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Text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1T21:59:32">01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6</text:page-number> / <text:page-count>6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1T21:59:32</dc:date>
    <meta:editing-duration>PT11H05M53S</meta:editing-duration>
    <meta:editing-cycles>52</meta:editing-cycles>
    <meta:generator>OpenOffice.org/3.1$Linux OpenOffice.org_project/310m19$Build-9420</meta:generator>
    <meta:document-statistic meta:table-count="2" meta:image-count="0" meta:object-count="0" meta:page-count="6" meta:paragraph-count="84" meta:word-count="754" meta:character-count="5701"/>
  </office:meta>
</office:document-meta>
</file>